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objectwithoutfill">
      <style:graphic-properties draw:marker-start="Symmetric_20_Arrow"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dash" draw:stroke-dash="Ultrafine_20_Dashed" svg:stroke-color="#000000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svg:stroke-color="#000000" draw:fill-color="#355269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028cm" svg:stroke-color="#ea75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dash" draw:stroke-dash="Ultrafine_20_Dashed" svg:stroke-color="#000000" draw:fill-color="#ff0000" draw:opacity="50%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Ultrafine_20_Dashed" svg:stroke-color="#000000" draw:fill-color="#355269" draw:opacity="50%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Fine_20_Dashed" svg:stroke-color="#2a6099" draw:marker-end="Symmetric_20_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355269"/>
      <style:paragraph-properties fo:text-align="center"/>
    </style:style>
    <style:style style:name="P4" style:family="paragraph">
      <loext:graphic-properties draw:fill-color="#ff0000" draw:opacity="50%"/>
      <style:paragraph-properties fo:text-align="center"/>
    </style:style>
    <style:style style:name="P5" style:family="paragraph">
      <loext:graphic-properties draw:fill-color="#355269" draw:opacity="50%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7cm" svg:y1="11.834cm" svg:x2="3.7cm" svg:y2="5.335cm">
          <text:p/>
        </draw:line>
        <draw:line draw:style-name="gr1" draw:text-style-name="P1" draw:layer="layout" svg:x1="3.7cm" svg:y1="11.835cm" svg:x2="10.747cm" svg:y2="11.834cm">
          <text:p/>
        </draw:line>
        <draw:line draw:style-name="gr2" draw:text-style-name="P1" draw:layer="layout" svg:x1="3.7cm" svg:y1="4.901cm" svg:x2="10.5cm" svg:y2="4.9cm">
          <text:p/>
        </draw:line>
        <draw:custom-shape draw:style-name="gr3" draw:text-style-name="P2" draw:layer="layout" svg:width="0.259cm" svg:height="0.235cm" svg:x="5.4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85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1" draw:id="id1" draw:layer="layout" draw:type="curve" draw:line-skew="0.598cm" svg:x1="3.703cm" svg:y1="11.8cm" svg:x2="6.9cm" svg:y2="8.626cm" svg:d="M3703 11800c3295 0 1697-3174 3197-3174" svg:viewBox="0 0 3198 3175">
          <text:p/>
        </draw:connector>
        <draw:connector draw:style-name="gr5" draw:text-style-name="P1" draw:layer="layout" draw:type="curve" draw:line-skew="-0.888cm" svg:x1="10.5cm" svg:y1="11.825cm" svg:x2="6.9cm" svg:y2="8.626cm" draw:end-shape="id1" draw:end-glue-point="3" svg:d="M10500 11825c-3655 0-1856-3199-3600-3199" svg:viewBox="0 0 3601 3200">
          <text:p/>
        </draw:connector>
        <draw:custom-shape draw:style-name="gr4" draw:text-style-name="P3" draw:layer="layout" svg:width="0.248cm" svg:height="0.235cm" svg:x="7.55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25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4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9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8.5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0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6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852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7.552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252cm" svg:y="8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5.44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941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44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8.5cm" svg:y="11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041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6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cm" svg:y1="9.9cm" svg:x2="10.2cm" svg:y2="9.9cm">
          <text:p/>
        </draw:line>
        <draw:custom-shape draw:style-name="gr7" draw:text-style-name="P4" draw:layer="layout" svg:width="0.259cm" svg:height="0.235cm" svg:x="5.4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8cm" svg:height="0.235cm" svg:x="6.85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8cm" svg:height="0.235cm" svg:x="7.55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8cm" svg:height="0.235cm" svg:x="6.25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4.4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4.9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8.499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9.0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9.599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cm" svg:y1="11.6cm" svg:x2="7cm" svg:y2="8.9cm">
          <text:p/>
        </draw:line>
        <draw:line draw:style-name="gr9" draw:text-style-name="P1" draw:layer="layout" svg:x1="7.7cm" svg:y1="11.6cm" svg:x2="7.7cm" svg:y2="9.5cm">
          <text:p/>
        </draw:line>
        <draw:line draw:style-name="gr9" draw:text-style-name="P1" draw:layer="layout" svg:x1="6.4cm" svg:y1="11.6cm" svg:x2="6.4cm" svg:y2="9.1cm">
          <text:p/>
        </draw:line>
        <draw:frame draw:style-name="gr10" draw:text-style-name="P6" draw:layer="layout" svg:width="1cm" svg:height="0.962cm" svg:x="7.9cm" svg:y="9.938cm">
          <draw:text-box>
            <text:p><text:span text:style-name="T1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5:38:13.037000000</meta:creation-date>
    <dc:date>2021-04-28T01:07:37.950000000</dc:date>
    <meta:editing-duration>PT11M53S</meta:editing-duration>
    <meta:editing-cycles>4</meta:editing-cycles>
    <meta:generator>LibreOffice/6.1.0.3$Windows_X86_64 LibreOffice_project/efb621ed25068d70781dc026f7e9c5187a4decd1</meta:generator>
    <meta:document-statistic meta:object-count="37"/>
  </office:meta>
</office:document-meta>
</file>